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124cm" style:rel-column-width="4457*"/>
    </style:style>
    <style:style style:name="Table1.B" style:family="table-column">
      <style:table-column-properties style:column-width="2.371cm" style:rel-column-width="9409*"/>
    </style:style>
    <style:style style:name="Table1.C" style:family="table-column">
      <style:table-column-properties style:column-width="7.486cm" style:rel-column-width="29713*"/>
    </style:style>
    <style:style style:name="Table1.D" style:family="table-column">
      <style:table-column-properties style:column-width="5.532cm" style:rel-column-width="2195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423cm" style:rel-column-width="5649*"/>
    </style:style>
    <style:style style:name="Table2.B" style:family="table-column">
      <style:table-column-properties style:column-width="3.131cm" style:rel-column-width="12429*"/>
    </style:style>
    <style:style style:name="Table2.C" style:family="table-column">
      <style:table-column-properties style:column-width="5.124cm" style:rel-column-width="20338*"/>
    </style:style>
    <style:style style:name="Table2.D" style:family="table-column">
      <style:table-column-properties style:column-width="6.832cm" style:rel-column-width="2711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365cm" style:rel-column-width="5418*"/>
    </style:style>
    <style:style style:name="Table3.B" style:family="table-column">
      <style:table-column-properties style:column-width="8.758cm" style:rel-column-width="34761*"/>
    </style:style>
    <style:style style:name="Table3.C" style:family="table-column">
      <style:table-column-properties style:column-width="6.387cm" style:rel-column-width="2535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76f8"/>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list-style-name="L45">
      <style:paragraph-properties fo:margin-top="0cm" fo:margin-bottom="0cm" style:contextual-spacing="false"/>
    </style:style>
    <style:style style:name="P51" style:family="paragraph" style:parent-style-name="Text_20_body" style:list-style-name="L46">
      <style:paragraph-properties fo:margin-top="0cm" fo:margin-bottom="0cm" style:contextual-spacing="false"/>
    </style:style>
    <style:style style:name="P52" style:family="paragraph" style:parent-style-name="Text_20_body" style:list-style-name="L47">
      <style:paragraph-properties fo:margin-top="0cm" fo:margin-bottom="0cm" style:contextual-spacing="false"/>
    </style:style>
    <style:style style:name="P53" style:family="paragraph" style:parent-style-name="Text_20_body" style:list-style-name="L48">
      <style:paragraph-properties fo:margin-top="0cm" fo:margin-bottom="0cm" style:contextual-spacing="false"/>
    </style:style>
    <style:style style:name="P54" style:family="paragraph" style:parent-style-name="Text_20_body" style:list-style-name="L49">
      <style:paragraph-properties fo:margin-top="0cm" fo:margin-bottom="0cm" style:contextual-spacing="false"/>
    </style:style>
    <style:style style:name="P55" style:family="paragraph" style:parent-style-name="Text_20_body" style:list-style-name="L50">
      <style:paragraph-properties fo:margin-top="0cm" fo:margin-bottom="0cm" style:contextual-spacing="false"/>
    </style:style>
    <style:style style:name="P56" style:family="paragraph" style:parent-style-name="Text_20_body" style:list-style-name="L51">
      <style:paragraph-properties fo:margin-top="0cm" fo:margin-bottom="0cm" style:contextual-spacing="false"/>
    </style:style>
    <style:style style:name="P57" style:family="paragraph" style:parent-style-name="Text_20_body">
      <style:text-properties officeooo:paragraph-rsid="001776f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5"><text:a xlink:type="simple" xlink:href="#methodology" text:style-name="Internet_20_link" text:visited-style-name="Visited_20_Internet_20_Link"><text:span text:style-name="Definition">Methodology</text:span></text:a></text:p>
          <text:list text:style-name="L2">
            <text:list-item>
              <text:p text:style-name="P6"><text:a xlink:type="simple" xlink:href="#research-questions---march-2024" text:style-name="Internet_20_link" text:visited-style-name="Visited_20_Internet_20_Link"><text:span text:style-name="Definition">Research Questions - March 2024</text:span></text:a></text:p>
            </text:list-item>
            <text:list-item>
              <text:p text:style-name="P6"><text:a xlink:type="simple" xlink:href="#introduction-and-summary-of-the-methdology-of-this-study" text:style-name="Internet_20_link" text:visited-style-name="Visited_20_Internet_20_Link"><text:span text:style-name="Definition">Introduction and summary of the methdology of this study</text:span></text:a></text:p>
            </text:list-item>
            <text:list-item>
              <text:p text:style-name="P6"><text:a xlink:type="simple" xlink:href="#theoretical-framework-other-influential-theoretical-areas-like-constructionism-as-a-design-learning-theory-methodology-approach" text:style-name="Internet_20_link" text:visited-style-name="Visited_20_Internet_20_Link"><text:span text:style-name="Definition">Theoretical Framework &amp; other influential theoretical areas (like constructionism as a design / learning theory) (Methodology approach)?</text:span></text:a></text:p>
              <text:list text:style-name="L3">
                <text:list-item>
                  <text:p text:style-name="P7"><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7"><text:a xlink:type="simple" xlink:href="#what-is-and-why-choose-activity-theory" text:style-name="Internet_20_link" text:visited-style-name="Visited_20_Internet_20_Link"><text:span text:style-name="Definition">What is and Why choose Activity Theory</text:span></text:a></text:p>
                  <text:list text:style-name="L4">
                    <text:list-item>
                      <text:p text:style-name="P8"><text:a xlink:type="simple" xlink:href="#conceptualising-informal-education-via-foundational-theory---is-this-needed-here---no---but-where-to-put-it" text:style-name="Internet_20_link" text:visited-style-name="Visited_20_Internet_20_Link"><text:span text:style-name="Definition">Conceptualising informal education via foundational theory - IS THIS NEEDED HERE - NO - BUT WHERE TO PUT IT?</text:span></text:a></text:p>
                    </text:list-item>
                  </text:list>
                </text:list-item>
              </text:list>
            </text:list-item>
            <text:list-item>
              <text:p text:style-name="P6"><text:a xlink:type="simple" xlink:href="#methodology-of-this-study" text:style-name="Internet_20_link" text:visited-style-name="Visited_20_Internet_20_Link"><text:span text:style-name="Definition">Methodology of this study</text:span></text:a></text:p>
              <text:list text:style-name="L5">
                <text:list-item>
                  <text:p text:style-name="P9"><text:a xlink:type="simple" xlink:href="#the-guiding-principles-of-dbr-and-alignment-with-chat" text:style-name="Internet_20_link" text:visited-style-name="Visited_20_Internet_20_Link"><text:span text:style-name="Definition">The guiding principles of DBR and alignment with CHAT</text:span></text:a></text:p>
                </text:list-item>
                <text:list-item>
                  <text:p text:style-name="P9"><text:a xlink:type="simple" xlink:href="#context-and-generalisation-of-results" text:style-name="Internet_20_link" text:visited-style-name="Visited_20_Internet_20_Link"><text:span text:style-name="Definition">Context and Generalisation of results:</text:span></text:a></text:p>
                </text:list-item>
                <text:list-item>
                  <text:p text:style-name="P9"><text:a xlink:type="simple" xlink:href="#justification-of-choice-esp-compared-to-constructionism---drop---or-align-dbr-with-constructionism" text:style-name="Internet_20_link" text:visited-style-name="Visited_20_Internet_20_Link"><text:span text:style-name="Definition">Justification of choice (esp compared to constructionism) - DROP - or ALIGN dbr WITH CONSTRUCTIONISM</text:span></text:a></text:p>
                </text:list-item>
                <text:list-item>
                  <text:p text:style-name="P9"><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item>
              <text:p text:style-name="P6"><text:a xlink:type="simple" xlink:href="#methods-used-in-this-study" text:style-name="Internet_20_link" text:visited-style-name="Visited_20_Internet_20_Link"><text:span text:style-name="Definition">Methods used in this study</text:span></text:a></text:p>
              <text:list text:style-name="L6">
                <text:list-item>
                  <text:p text:style-name="P10"><text:a xlink:type="simple" xlink:href="#scopes-of-anaylsis-three-planes-approaches-and-other-learning-community-methods" text:style-name="Internet_20_link" text:visited-style-name="Visited_20_Internet_20_Link"><text:span text:style-name="Definition">Scopes of anaylsis, three planes approaches and other learning community methods</text:span></text:a></text:p>
                  <text:list text:style-name="L7">
                    <text:list-item>
                      <text:p text:style-name="P11"><text:a xlink:type="simple" xlink:href="#on-germ-cell-and-expansive-learning-move" text:style-name="Internet_20_link" text:visited-style-name="Visited_20_Internet_20_Link"><text:span text:style-name="Definition">ON GERM CELL AND EXPANSIVE LEARNING MOVE</text:span></text:a></text:p>
                    </text:list-item>
                  </text:list>
                </text:list-item>
                <text:list-item>
                  <text:p text:style-name="P10"><text:a xlink:type="simple" xlink:href="#comparing-characteristics-of-dbr-expansive-learning-and-formative-interventions" text:style-name="Internet_20_link" text:visited-style-name="Visited_20_Internet_20_Link"><text:span text:style-name="Definition">Comparing characteristics of DBR, expansive learning and formative interventions</text:span></text:a></text:p>
                  <text:list text:style-name="L8">
                    <text:list-item>
                      <text:p text:style-name="P12"><text:a xlink:type="simple" xlink:href="#the-additions-adaptations-of-the-chat-community-to-dbr" text:style-name="Internet_20_link" text:visited-style-name="Visited_20_Internet_20_Link"><text:span text:style-name="Definition">The additions / adaptations of the CHAT community to DBR</text:span></text:a></text:p>
                    </text:list-item>
                    <text:list-item>
                      <text:p text:style-name="P12"><text:a xlink:type="simple" xlink:href="#using-the-term-formative-interventions" text:style-name="Internet_20_link" text:visited-style-name="Visited_20_Internet_20_Link"><text:span text:style-name="Definition">Using the term formative interventions</text:span></text:a></text:p>
                    </text:list-item>
                    <text:list-item>
                      <text:p text:style-name="P12"><text:a xlink:type="simple" xlink:href="#identifying-specific-techniques-of-formative-interventions-suitable-to-this-study" text:style-name="Internet_20_link" text:visited-style-name="Visited_20_Internet_20_Link"><text:span text:style-name="Definition">Identifying specific techniques of formative interventions suitable to this study</text:span></text:a></text:p>
                    </text:list-item>
                  </text:list>
                </text:list-item>
                <text:list-item>
                  <text:p text:style-name="P10"><text:a xlink:type="simple" xlink:href="#summary-of-alignments-between-approaches-and-the-pragmatic-approach-of-this-study" text:style-name="Internet_20_link" text:visited-style-name="Visited_20_Internet_20_Link"><text:span text:style-name="Definition">Summary of alignments between approaches and the pragmatic approach of this study</text:span></text:a></text:p>
                </text:list-item>
                <text:list-item>
                  <text:p text:style-name="P10"><text:a xlink:type="simple" xlink:href="#analysis-of-activity-system-through-conflicts-and-contradictions-between-elements" text:style-name="Internet_20_link" text:visited-style-name="Visited_20_Internet_20_Link"><text:span text:style-name="Definition">Analysis of activity system through conflicts and contradictions between elements</text:span></text:a></text:p>
                </text:list-item>
                <text:list-item>
                  <text:p text:style-name="P10"><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10"><text:a xlink:type="simple" xlink:href="#methods-conceptual-tools-associated-with-agency" text:style-name="Internet_20_link" text:visited-style-name="Visited_20_Internet_20_Link"><text:span text:style-name="Definition">Methods / Conceptual tools associated with agency</text:span></text:a></text:p>
                  <text:list text:style-name="L9">
                    <text:list-item>
                      <text:p text:style-name="P13"><text:a xlink:type="simple" xlink:href="#creating-ideocultures-as-designed-systems-add-third-space-here" text:style-name="Internet_20_link" text:visited-style-name="Visited_20_Internet_20_Link"><text:span text:style-name="Definition">Creating ideocultures as designed systems (ADD THIRD SPACE HERE)</text:span></text:a></text:p>
                    </text:list-item>
                    <text:list-item>
                      <text:p text:style-name="P13"><text:a xlink:type="simple" xlink:href="#funds-of-knowledge" text:style-name="Internet_20_link" text:visited-style-name="Visited_20_Internet_20_Link"><text:span text:style-name="Definition">Funds of Knowledge</text:span></text:a></text:p>
                    </text:list-item>
                    <text:list-item>
                      <text:p text:style-name="P13"><text:a xlink:type="simple" xlink:href="#tads---on-double-stimulation-and-agency" text:style-name="Internet_20_link" text:visited-style-name="Visited_20_Internet_20_Link"><text:span text:style-name="Definition">TADS - On double stimulation and agency</text:span></text:a></text:p>
                    </text:list-item>
                    <text:list-item>
                      <text:p text:style-name="P13"><text:a xlink:type="simple" xlink:href="#on-affordances" text:style-name="Internet_20_link" text:visited-style-name="Visited_20_Internet_20_Link"><text:span text:style-name="Definition">On affordances</text:span></text:a></text:p>
                    </text:list-item>
                  </text:list>
                </text:list-item>
              </text:list>
            </text:list-item>
            <text:list-item>
              <text:p text:style-name="P6"><text:a xlink:type="simple" xlink:href="#data-collection" text:style-name="Internet_20_link" text:visited-style-name="Visited_20_Internet_20_Link"><text:span text:style-name="Definition">Data Collection</text:span></text:a></text:p>
              <text:list text:style-name="L10">
                <text:list-item>
                  <text:p text:style-name="P14"><text:a xlink:type="simple" xlink:href="#summary-table-of-data-collection" text:style-name="Internet_20_link" text:visited-style-name="Visited_20_Internet_20_Link"><text:span text:style-name="Definition">Summary Table of Data Collection</text:span></text:a></text:p>
                </text:list-item>
                <text:list-item>
                  <text:p text:style-name="P14"><text:a xlink:type="simple" xlink:href="#justification-of-data-collection-and-selection" text:style-name="Internet_20_link" text:visited-style-name="Visited_20_Internet_20_Link"><text:span text:style-name="Definition">Justification of data collection and selection</text:span></text:a></text:p>
                  <text:list text:style-name="L11">
                    <text:list-item>
                      <text:p text:style-name="P15"><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4"><text:a xlink:type="simple" xlink:href="#challenges-of-data-collection-and-processing" text:style-name="Internet_20_link" text:visited-style-name="Visited_20_Internet_20_Link"><text:span text:style-name="Definition">Challenges of data collection and processing</text:span></text:a></text:p>
                  <text:list text:style-name="L12">
                    <text:list-item>
                      <text:p text:style-name="P16"><text:a xlink:type="simple" xlink:href="#video-processing" text:style-name="Internet_20_link" text:visited-style-name="Visited_20_Internet_20_Link"><text:span text:style-name="Definition">360 Video Processing</text:span></text:a></text:p>
                    </text:list-item>
                    <text:list-item>
                      <text:p text:style-name="P16"><text:a xlink:type="simple" xlink:href="#screen-capture-processing" text:style-name="Internet_20_link" text:visited-style-name="Visited_20_Internet_20_Link"><text:span text:style-name="Definition">Screen Capture Processing</text:span></text:a></text:p>
                    </text:list-item>
                    <text:list-item>
                      <text:p text:style-name="P16"><text:a xlink:type="simple" xlink:href="#learnings-and-recommendations-on-processing" text:style-name="Internet_20_link" text:visited-style-name="Visited_20_Internet_20_Link"><text:soft-page-break/><text:span text:style-name="Definition">Learnings and recommendations on processing</text:span></text:a></text:p>
                    </text:list-item>
                  </text:list>
                </text:list-item>
              </text:list>
            </text:list-item>
            <text:list-item>
              <text:p text:style-name="P6"><text:a xlink:type="simple" xlink:href="#data-analysis" text:style-name="Internet_20_link" text:visited-style-name="Visited_20_Internet_20_Link"><text:span text:style-name="Definition">Data Analysis</text:span></text:a></text:p>
              <text:list text:style-name="L13">
                <text:list-item>
                  <text:p text:style-name="P17"><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7"><text:a xlink:type="simple" xlink:href="#notes-to-allocate-to-a-stage" text:style-name="Internet_20_link" text:visited-style-name="Visited_20_Internet_20_Link"><text:span text:style-name="Definition">Notes to allocate to a stage</text:span></text:a></text:p>
                  <text:list text:style-name="L14">
                    <text:list-item>
                      <text:p text:style-name="P18"><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7"><text:a xlink:type="simple" xlink:href="#data-analysis-stage-one" text:style-name="Internet_20_link" text:visited-style-name="Visited_20_Internet_20_Link"><text:span text:style-name="Definition">Data Analysis Stage One</text:span></text:a></text:p>
                  <text:list text:style-name="L15">
                    <text:list-item>
                      <text:p text:style-name="P19"><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9"><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7"><text:a xlink:type="simple" xlink:href="#data-analysis-stage-two" text:style-name="Internet_20_link" text:visited-style-name="Visited_20_Internet_20_Link"><text:span text:style-name="Definition">Data Analysis Stage Two</text:span></text:a></text:p>
                  <text:list text:style-name="L16">
                    <text:list-item>
                      <text:p text:style-name="P20"><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20"><text:a xlink:type="simple" xlink:href="#partial-coding-of-video-at-stage-2" text:style-name="Internet_20_link" text:visited-style-name="Visited_20_Internet_20_Link"><text:span text:style-name="Definition">Partial coding of video at stage 2</text:span></text:a></text:p>
                    </text:list-item>
                    <text:list-item>
                      <text:p text:style-name="P20"><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20"><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20"><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17"><text:a xlink:type="simple" xlink:href="#data-analysis-stage-three" text:style-name="Internet_20_link" text:visited-style-name="Visited_20_Internet_20_Link"><text:span text:style-name="Definition">Data Analysis Stage Three</text:span></text:a></text:p>
                  <text:list text:style-name="L17">
                    <text:list-item>
                      <text:p text:style-name="P21"><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21"><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7"><text:a xlink:type="simple" xlink:href="#use-of-journal-data" text:style-name="Internet_20_link" text:visited-style-name="Visited_20_Internet_20_Link"><text:span text:style-name="Definition">Use of journal data</text:span></text:a></text:p>
                </text:list-item>
                <text:list-item>
                  <text:p text:style-name="P17"><text:a xlink:type="simple" xlink:href="#use-of-interview-data" text:style-name="Internet_20_link" text:visited-style-name="Visited_20_Internet_20_Link"><text:span text:style-name="Definition">Use of Interview data</text:span></text:a></text:p>
                  <text:list text:style-name="L18">
                    <text:list-item>
                      <text:p text:style-name="P22"><text:a xlink:type="simple" xlink:href="#practitioner-interviews" text:style-name="Internet_20_link" text:visited-style-name="Visited_20_Internet_20_Link"><text:span text:style-name="Definition">Practitioner interviews</text:span></text:a></text:p>
                    </text:list-item>
                    <text:list-item>
                      <text:p text:style-name="P22"><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6"><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9">
                <text:list-item>
                  <text:p text:style-name="P23"><text:a xlink:type="simple" xlink:href="#data-validity---triangulation-of-data---the-theory" text:style-name="Internet_20_link" text:visited-style-name="Visited_20_Internet_20_Link"><text:span text:style-name="Definition">Data Validity - Triangulation of Data - THE THEORY</text:span></text:a></text:p>
                  <text:list text:style-name="L20">
                    <text:list-item>
                      <text:p text:style-name="P24"><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3"><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3"><text:a xlink:type="simple" xlink:href="#generalisation-of-research" text:style-name="Internet_20_link" text:visited-style-name="Visited_20_Internet_20_Link"><text:span text:style-name="Definition">Generalisation of Research</text:span></text:a></text:p>
                  <text:list text:style-name="L21">
                    <text:list-item>
                      <text:p text:style-name="P25"><text:a xlink:type="simple" xlink:href="#data-replicability" text:style-name="Internet_20_link" text:visited-style-name="Visited_20_Internet_20_Link"><text:span text:style-name="Definition">Data Replicability</text:span></text:a></text:p>
                    </text:list-item>
                    <text:list-item>
                      <text:p text:style-name="P25"><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research-questions" text:style-name="Internet_20_link" text:visited-style-name="Visited_20_Internet_20_Link"><text:span text:style-name="Definition">Research Questions</text:span></text:a></text:p>
              <text:list text:style-name="L22">
                <text:list-item>
                  <text:p text:style-name="P26"><text:a xlink:type="simple" xlink:href="#how-research-questions-evolved" text:style-name="Internet_20_link" text:visited-style-name="Visited_20_Internet_20_Link"><text:span text:style-name="Definition">How Research Questions Evolved</text:span></text:a></text:p>
                </text:list-item>
                <text:list-item>
                  <text:p text:style-name="P26"><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style-name="L23">
                <text:list-item>
                  <text:p text:style-name="P27"><text:a xlink:type="simple" xlink:href="#discussion" text:style-name="Internet_20_link" text:visited-style-name="Visited_20_Internet_20_Link"><text:span text:style-name="Definition">Discussion</text:span></text:a></text:p>
                </text:list-item>
                <text:list-item>
                  <text:p text:style-name="P27"><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6"><text:a xlink:type="simple" xlink:href="#summary-of-design-evolution" text:style-name="Internet_20_link" text:visited-style-name="Visited_20_Internet_20_Link"><text:span text:style-name="Definition">Summary of design evolution</text:span></text:a></text:p>
              <text:list text:style-name="L24">
                <text:list-item>
                  <text:p text:style-name="P28"><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8"><text:a xlink:type="simple" xlink:href="#on-the-details-of-the-design" text:style-name="Internet_20_link" text:visited-style-name="Visited_20_Internet_20_Link"><text:span text:style-name="Definition">On the details of the design</text:span></text:a></text:p>
                  <text:list text:style-name="L25">
                    <text:list-item>
                      <text:p text:style-name="P29"><text:a xlink:type="simple" xlink:href="#phases-and-data-gathering" text:style-name="Internet_20_link" text:visited-style-name="Visited_20_Internet_20_Link"><text:span text:style-name="Definition">Phases and data Gathering</text:span></text:a></text:p>
                    </text:list-item>
                    <text:list-item>
                      <text:p text:style-name="P29"><text:a xlink:type="simple" xlink:href="#p1-exploratory-stage-oct-2017---dec-2018" text:style-name="Internet_20_link" text:visited-style-name="Visited_20_Internet_20_Link"><text:span text:style-name="Definition">P1: Exploratory stage: Oct 2017 - Dec 2018</text:span></text:a></text:p>
                    </text:list-item>
                    <text:list-item>
                      <text:p text:style-name="P29"><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9"><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8"><text:a xlink:type="simple" xlink:href="#on-the-emergent-and-mutual-nature-of-the-design-and-research-process" text:style-name="Internet_20_link" text:visited-style-name="Visited_20_Internet_20_Link"><text:soft-page-break/><text:span text:style-name="Definition">On the emergent and mutual nature of the design and research process</text:span></text:a></text:p>
                  <text:list text:style-name="L26">
                    <text:list-item>
                      <text:p text:style-name="P30"><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8"><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6"><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31">What pedagogical tools and processes are available to support novices to overcome barriers to participation in game coding processes?</text:p>
        </text:list-item>
        <text:list-item>
          <text:p text:style-name="P31">How can game design patterns support the development of coding practices with novices?</text:p>
        </text:list-item>
        <text:list-item>
          <text:p text:style-name="P31">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 I also then describe the broad methodical approach of DBR and formative interventions.</text:p>
      <text:p text:style-name="Text_20_body">I explore when constructivism/ constructionism is of interested but not the basis for this study.</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Z86CSLebL"/>(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Z86CSLebL"/></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ext:soft-page-break/>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informal-education-via-foundational-theory---is-this-needed-here---no---but-where-to-put-it"/>Conceptualising informal education via foundational theory - IS THIS NEEDED HERE - NO - BUT WHERE TO PUT IT?<text:bookmark-end text:name="conceptualising-informal-education-via-foundational-theory---is-this-needed-here---no---but-where-to-put-it"/></text:h>
      <text:p text:style-name="First_20_paragraph">Foundation sociocultural approach which goes beyond a conception of transmission model of learning and embraces learning in context.</text:p>
      <text:list text:style-name="L28">
        <text:list-item>
          <text:p text:style-name="P32">Vygotsky (and friends) - foundational ideas - activity as unit of analysis - mediation via objects and ideas <text:reference-mark-start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1eKiso24cX"/>(Luriia, 1976)<text:reference-mark-end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1eKiso24cX"/></text:p>
        </text:list-item>
        <text:list-item>
          <text:p text:style-name="P32">Wertsch and Cole - community and context as vital in studies, role of cultural mediation in development, role of objects to study human culture (<text:span text:style-name="T1">cole_beyond_1996-1?</text:span>; <text:span text:style-name="T1">cole_culture_1995?</text:span>).</text:p>
        </text:list-item>
        <text:list-item>
          <text:p text:style-name="P32">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text:soft-page-break/>Methodology of this study<text:bookmark-end text:name="methodology-of-this-study"/></text:h>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p text:style-name="Text_20_body">The research aims of my study brought into focus some of they key debates and issues of design based research.</text:p>
      <text:list text:style-name="L29">
        <text:list-item>
          <text:p text:style-name="P33">mutual appropriation and ethics of participation rather than extraction</text:p>
        </text:list-item>
        <text:list-item>
          <text:p text:style-name="P33">generating material suitable for sharing as research but also basis for starting other communities, be this via tools process or other</text:p>
        </text:list-item>
        <text:list-item>
          <text:p text:style-name="P33">the difficulties of transmitting research outcomes to non-academics - give positive examples.</text:p>
        </text:list-item>
      </text:list>
      <text:p text:style-name="First_20_paragraph">Design based research is a varied discipline which can take a multitude of forms <text:reference-mark-start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cET1BKlaV"/>(McKenney and Reeves, 2021)<text:reference-mark-end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cET1BKlaV"/>. The core elements include: research as an intervention, iteration, involvement of participants in the evolution of designs, and a flexibility of research outcome based on how events unfold <text:reference-mark-start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jmOR1WiPD"/>(Easterday et al., 2014)<text:reference-mark-end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jmOR1WiPD"/>.</text:p>
      <text:p text:style-name="Text_20_body">Penuel <text:reference-mark-start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kutyUuc9S"/>(2014)<text:reference-mark-end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kutyUuc9S"/>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KMt8WKiwXB"/>(Cobb et al., 2003)<text:reference-mark-end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KMt8WKiwXB"/>.</text:p>
      <text:h text:style-name="Heading_20_4" text:outline-level="4"><text:bookmark-start text:name="the-guiding-principles-of-dbr-and-alignment-with-chat"/>The guiding principles of DBR and alignment with CHAT<text:bookmark-end text:name="the-guiding-principles-of-dbr-and-alignment-with-chat"/></text:h>
      <text:p text:style-name="First_20_paragraph">The definition of DBR is evolving. Sandoval notes critique from some of the diverse methods at use <text:reference-mark-start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TONTRkFkAI"/>(2014)<text:reference-mark-end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TONTRkFkAI"/>,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D0VMWCrQ2"/>(Brown, 1992)<text:reference-mark-end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D0VMWCrQ2"/></text:p>
      <text:p text:style-name="Text_20_body">One principle of DBR advanced by many researchers is that that research participants also influence the ongoing design of the research <text:reference-mark-start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Hddp8Geef"/>(Cobb et al., 2003; Barab et al., 2004; Downing-Wilson et al., 2011)<text:reference-mark-end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Hddp8Geef"/>. However in application this not a key part of all definitions <text:reference-mark-start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BfbbcjpIy"/>(Easterday et al., 2014)<text:reference-mark-end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BfbbcjpIy"/>. Thus Cole critiques (CHECK) <text:reference-mark-start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ctOL4mzuZ"/>(Cole and Packer, 2016)<text:reference-mark-end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ctOL4mzuZ"/>. In addition, lack of adaptability and mutuality in terms of taking on board the suggested adaptations of learners.</text:p>
      <text:p text:style-name="P57"><text:soft-page-break/>One of Engestrom’s critiques of DBR <text:reference-mark-start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yxSlQ6RnLZ"/><text:span text:style-name="T7">(Engeström, 2009)</text:span><text:reference-mark-end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yxSlQ6RnLZ"/>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vjkP2HGPq"/>(Cole and Packer, 2016)<text:reference-mark-end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vjkP2HGPq"/>.</text:p>
      <text:h text:style-name="Heading_20_4" text:outline-level="4"><text:bookmark-start text:name="context-and-generalisation-of-results"/>Context and Generalisation of results:<text:bookmark-end text:name="context-and-generalisation-of-results"/></text:h>
      <text:p text:style-name="First_20_paragraph">Barab and Squire <text:reference-mark-start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lNWG3row8W"/>(Barab and Squire, 2004)<text:reference-mark-end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lNWG3row8W"/>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justification-of-choice-esp-compared-to-constructionism---drop---or-align-dbr-with-constructionism"/>Justification of choice (esp compared to constructionism) - DROP - or ALIGN dbr WITH CONSTRUCTIONISM<text:bookmark-end text:name="justification-of-choice-esp-compared-to-constructionism---drop---or-align-dbr-with-constructionism"/></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ZkZPPv3vs"/>(Brown, 1992)<text:reference-mark-end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ZkZPPv3vs"/>.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7KW5ak1YT6"/>(Hay and Barab, 2001)<text:reference-mark-end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7KW5ak1YT6"/> p. 3. Thus the broad claims are in alignment with wider socio cultural approaches.</text:p>
      <text:p text:style-name="Text_20_body">Cobb <text:reference-mark-start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xDzoRVbbJW"/>(1994)<text:reference-mark-end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xDzoRVbbJW"/>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XmGZUKAslU"/>(Hay and Barab, 2001:34)<text:reference-mark-end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XmGZUKAslU"/></text:p>
      <text:p text:style-name="P34">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text:soft-page-break/>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QQftsKKIKl"/>(Noss and Clayson, 2015)<text:reference-mark-end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QQftsKKIKl"/> rather than a methodology.</text:p>
      <text:p text:style-name="Text_20_body"/>
      <text:p text:style-name="Text_20_body">Barab and Squire <text:reference-mark-start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nUaucAQpx"/>(Barab and Squire, 2004)<text:reference-mark-end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nUaucAQpx"/></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h text:style-name="Heading_20_3" text:outline-level="3"><text:bookmark-start text:name="scopes-of-anaylsis-three-planes-approaches-and-other-learning-community-methods"/>Scopes of anaylsis, three planes approaches and other learning community methods<text:bookmark-end text:name="scopes-of-anaylsis-three-planes-approaches-and-other-learning-community-methods"/></text:h>
      <text:p text:style-name="First_20_paragraph">EXPLAIN IN JUST ENOUGH DETAIL HERE.</text:p>
      <text:p text:style-name="Text_20_body">Following Rogoff [@ rogoff_observing_1995]</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0">
        <text:list-item>
          <text:p text:style-name="P35">wider educational context and the culture of the whole program</text:p>
        </text:list-item>
        <text:list-item>
          <text:p text:style-name="P35">guided activity</text:p>
        </text:list-item>
        <text:list-item>
          <text:p text:style-name="P35">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yETMNsg1Qk"/>(2010, 2014)<text:reference-mark-end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yETMNsg1Qk"/></text:p>
      <text:p text:style-name="Text_20_body">However the concept of project can also be applied to different scopes of activity. While game making as a community process is clearly as an important activity system to study, chapters four <text:soft-page-break/>and five explores the value of interpersonal activity around the goal of implementing discrete game design patterns.</text:p>
      <text:p text:style-name="P34">Activity, Actions and Operations</text:p>
      <text:p text:style-name="Text_20_body">EXPLAIN IN JUST ENOUGH DETAIL HERE.</text:p>
      <text:p text:style-name="Text_20_body">Following the terms and concepts used by Leontiev <text:reference-mark-start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mJSRPfE5v"/>(2009)<text:reference-mark-end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mJSRPfE5v"/>,</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on-germ-cell-and-expansive-learning-move"/>ON GERM CELL AND EXPANSIVE LEARNING MOVE<text:bookmark-end text:name="on-germ-cell-and-expansive-learning-move"/></text:h>
      <text:p text:style-name="First_20_paragraph">MAYBE MOVE SOMEWHERE ELSE? INTRODUCING A DISCUSSION LATER?</text:p>
      <text:p text:style-name="P57">The role of the germ cell in rising to the concrete and thus expanding learning <text:reference-mark-start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2yJQJG3Ou"/><text:span text:style-name="T7">(Engeström et al., 2014; Sannino et al., 2016)</text:span><text:reference-mark-end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2yJQJG3Ou"/></text:p>
      <text:p text:style-name="P57">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SHQYMAUiw"/><text:span text:style-name="T7">(Engeström, 2011)</text:span><text:reference-mark-end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SHQYMAUiw"/></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h text:style-name="Heading_20_3" text:outline-level="3"><text:bookmark-start text:name="comparing-characteristics-of-dbr-expansive-learning-and-formative-interventions"/>Comparing characteristics of DBR, expansive learning and formative interventions<text:bookmark-end text:name="comparing-characteristics-of-dbr-expansive-learning-and-formative-interventions"/></text:h>
      <text:p text:style-name="P2">This section addresses concepts common to DBR, and interventions of CHAT. The aim is to identify a working definition and terminology suitable for this study.</text:p>
      <text:h text:style-name="Heading_20_4" text:outline-level="4"><text:bookmark-start text:name="the-additions-adaptations-of-the-chat-community-to-dbr"/>The additions / adaptations of the CHAT community to DBR<text:bookmark-end text:name="the-additions-adaptations-of-the-chat-community-to-dbr"/></text:h>
      <text:p text:style-name="First_20_paragraph">Adaptations including mutual appropriation from Cole’s work <text:reference-mark-start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O98vKkwwo"/>(Downing-Wilson et al., 2011)<text:reference-mark-end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O98vKkwwo"/> and formative interventions from Engeström’s work </text:p>
      <text:p text:style-name="Text_20_body">Mutual appropriation highlighted the importance that researchers adapt to contextual factors including the practicalities of the setting.</text:p>
      <text:p text:style-name="P57"><text:soft-page-break/>Later work on DBR applied from a CHAT perspective has addressed limitations in this methodology <text:reference-mark-start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ZjLN9xsve"/><text:span text:style-name="T7">(O’Neill, 2016)</text:span><text:reference-mark-end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ZjLN9xsve"/>.</text:p>
      <text:p text:style-name="Text_20_body">Cakir and colleagues <text:reference-mark-start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d3ySTzadvA"/>(2022)<text:reference-mark-end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d3ySTzadvA"/> draw on DBR but also include the wider constellations of activity systems working together on shared project.</text:p>
      <text:p text:style-name="Text_20_body">Rajala and Cole echo limits <text:reference-mark-start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2DMIyshPa"/>(Rajala et al., 2023)<text:reference-mark-end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2DMIyshPa"/>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using-the-term-formative-interventions"/>Using the term formative interventions<text:bookmark-end text:name="using-the-term-formative-interventions"/></text:h>
      <text:p text:style-name="First_20_paragraph">The broad alignment with CHAT ethos and processes has been explored, including in special editions of journals. In one such edition, Penuel <text:reference-mark-start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sbdn6cACD"/>(2014)<text:reference-mark-end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sbdn6cACD"/> proposes the discussion of the term formative interventions.</text:p>
      <text:p text:style-name="Text_20_body">I adopt this term to describe the methodology of this rsearch. It is widely used within CHAT circles, specific enough to capture the ethos of this research bur broad enough not to require complex clarifications on how it differs from more pescritive methods.</text:p>
      <text:h text:style-name="Heading_20_4" text:outline-level="4"><text:bookmark-start text:name="identifying-specific-techniques-of-formative-interventions-suitable-to-this-study"/>Identifying specific techniques of formative interventions suitable to this study<text:bookmark-end text:name="identifying-specific-techniques-of-formative-interventions-suitable-to-this-study"/></text:h>
      <text:p text:style-name="First_20_paragraph">MAKE MORE SPECIFIC TO THIS INTERVENTION? FIND MORE DIRECT PARALLELS? 5D FOR EXAMPLE</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to see cultural genesis with concepts of</text:p>
      <text:p text:style-name="Text_20_body">REWRITE - EXPLAIN AND EXPLORE SECONDARY STIMULI</text:p>
      <text:h text:style-name="Heading_20_3" text:outline-level="3"><text:bookmark-start text:name="summary-of-alignments-between-approaches-and-the-pragmatic-approach-of-this-study"/><text:soft-page-break/>Summary of alignments between approaches and the pragmatic approach of this study<text:bookmark-end text:name="summary-of-alignments-between-approaches-and-the-pragmatic-approach-of-this-study"/></text:h>
      <text:p text:style-name="First_20_paragraph">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5Jnp2sOsG1"/>(Cole and Packer, 2016; Barab et al., 2019)<text:reference-mark-end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5Jnp2sOsG1"/>.</text:p>
      <text:p text:style-name="Text_20_body">This section has identified broad alignments in direction for CHAT perspective on DBR.</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P3">Engestrom <text:reference-mark-start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8bjGk4PVQK"/><text:span text:style-name="T7">(Engeström, 2001)</text:span><text:reference-mark-end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8bjGk4PVQK"/>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8INDwNthKt"/>(Barab, Barnett and Squire, 2002; Barab, Barnett, Yamagata-Lynch, et al., 2002)<text:reference-mark-end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8INDwNthKt"/></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kyPBUJgW2"/>(Karanasios et al., 2017)<text:reference-mark-end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kyPBUJgW2"/>, this section outlines my interpretation based on the scope of this study.</text:p>
      <text:p text:style-name="P57">While guided by the concept of analysing manifestations of systemic contradictions, <text:reference-mark-start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FsB2eFDiV"/><text:span text:style-name="T7">(Engeström and Sannino, 2011; Cakir et al., 2022)</text:span><text:reference-mark-end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FsB2eFDiV"/>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uc32Ah6TsD"/>(Kamanga and <text:soft-page-break/>Alexander, 2021)<text:reference-mark-end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uc32Ah6TsD"/>.</text:p>
      <text:p text:style-name="P57">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weWYqPMhJ"/><text:span text:style-name="T7">(Sannino and Engeström, 2018)</text:span><text:reference-mark-end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weWYqPMhJ"/>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qHivBpPPaT"/>(1995)<text:reference-mark-end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qHivBpPPaT"/>,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methods-conceptual-tools-associated-with-agency"/>Methods / Conceptual tools associated with agency<text:bookmark-end text:name="methods-conceptual-tools-associated-with-agency"/></text:h>
      <text:p text:style-name="First_20_paragraph">NOTE - Are these methods, are they useful theories that need to be framed in a different way?</text:p>
      <text:list text:style-name="L31">
        <text:list-item>
          <text:p text:style-name="P36">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creating-ideocultures-as-designed-systems-add-third-space-here"/>Creating ideocultures as designed systems (ADD THIRD SPACE HERE)<text:bookmark-end text:name="creating-ideocultures-as-designed-systems-add-third-space-here"/></text:h>
      <text:p text:style-name="First_20_paragraph">From Cole.</text:p>
      <text:p text:style-name="Text_20_body">The concept of ideocultures is useful when compared to expansive learning and presumption of existing objects.</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xt:soft-page-break/>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SGzgbOwcn8"/>(Moll et al., 1992)<text:reference-mark-end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SGzgbOwcn8"/>. Research by the UK National Literacy Trust <text:reference-mark-start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kMFeZQ34vv"/>(2020)<text:reference-mark-end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kMFeZQ34vv"/>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KcgA3huKwR"/>(2014)<text:reference-mark-end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KcgA3huKwR"/>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HzEAdxWOZ"/>(Rajala et al., 2023)<text:reference-mark-end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HzEAdxWOZ"/></text:p>
      <text:h text:style-name="Heading_20_5" text:outline-level="5"><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p text:style-name="Text_20_body">NOTE - HOW IS THIS EXPLORE LATER? IS THIS REALLY A METHODOLOGY ASPECT - OR SOMETHING FOR THE INTRODUCTION OR THE DISCUSSION CHAPTER 6 ?</text:p>
      <text:h text:style-name="Heading_20_4" text:outline-level="4"><text:bookmark-start text:name="tads---on-double-stimulation-and-agency"/>TADS - On double stimulation and agency<text:bookmark-end text:name="tads---on-double-stimulation-and-agency"/></text:h>
      <text:p text:style-name="First_20_paragraph">NOTE - HOW MUCH TO GO INTO THIS HERE OR BRING IT UP LATER?</text:p>
      <text:p text:style-name="Text_20_body">Conflicts and tensions between participant motives and different parts of activity system are sometimes revolved quickly through change, or remain more persistent and can be referred to as <text:soft-page-break/>blockages.</text:p>
      <text:p text:style-name="Text_20_body">Double stimulation refers to the use of tools and processes to overcome such conflicts awareness of these tools and active use of them engenders agency <text:reference-mark-start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DRMePPyhC"/>(Sannino, 2015)<text:reference-mark-end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DRMePPyhC"/>. While many studies have examined the process in professional settings there is a paucity of study in the area of “student-centered contexts of learning” <text:reference-mark-start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SvQep9GW4"/>(Isaac et al., 2021:93)<text:reference-mark-end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SvQep9GW4"/>.</text:p>
      <text:p text:style-name="Text_20_body">Blockages caused by contradictions are also analysed the fields of design and HCI with an aim of revising designs to remove them <text:reference-mark-start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Au9rgQbmb"/>(Karanasios et al., 2021)<text:reference-mark-end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Au9rgQbmb"/>.</text:p>
      <text:h text:style-name="Heading_20_4" text:outline-level="4"><text:bookmark-start text:name="on-affordances"/>On affordances<text:bookmark-end text:name="on-affordances"/></text:h>
      <text:p text:style-name="First_20_paragraph">AT’s relationship with affordances are explored here</text:p>
      <text:p text:style-name="Text_20_body">In my analysi of</text:p>
      <text:p text:style-name="Text_20_body">Other researchers have found the the scope and focus of affordances important to clarify <text:reference-mark-start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PNOabOurdl"/>(Wolff-Piggott, 2016)<text:reference-mark-end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PNOabOurdl"/>.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L56tWghBQ"/>(Kaptelinin and Nardi, 2012)<text:reference-mark-end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L56tWghBQ"/>.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iistPsIHb"/>(Kaptelinin and Nardi, 2012)<text:reference-mark-end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iistPsIHb"/>.</text:p>
      <text:p text:style-name="P57">However, affordances are originally conceived of as part of activity, not separated from it <text:reference-mark-start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v5gBSj9hB"/><text:span text:style-name="T7">(B\a erentsen and Trettvik, 2002)</text:span><text:reference-mark-end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v5gBSj9hB"/>.</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Table_20_Heading">Name</text:p>
            </table:table-cell>
            <table:table-cell table:style-name="Table1.A1" office:value-type="string">
              <text:p text:style-name="Table_20_Heading">Details</text:p>
            </table:table-cell>
            <table:table-cell table:style-name="Table1.A1" office:value-type="string">
              <text:p text:style-name="Table_20_Heading">Description</text:p>
            </table:table-cell>
            <table:table-cell table:style-name="Table1.A1" office:value-type="string">
              <text:p text:style-name="Table_20_Heading">Processing before analysis</text:p>
            </table:table-cell>
          </table:table-row>
        </table:table-header-rows>
        <table:table-row>
          <table:table-cell table:style-name="Table1.A1" office:value-type="string">
            <text:p text:style-name="Table_20_Contents">Screen capture data</text:p>
          </table:table-cell>
          <table:table-cell table:style-name="Table1.A1" office:value-type="string">
            <text:p text:style-name="Table_20_Contents">72 recordings from 12 sessions</text:p>
          </table:table-cell>
          <table:table-cell table:style-name="Table1.A1" office:value-type="string">
            <text:p text:style-name="Table_20_Contents">Captured in Flashback pro and stored as fbr</text:p>
          </table:table-cell>
          <table:table-cell table:style-name="Table1.A1" office:value-type="string">
            <text:p text:style-name="Table_20_Contents">Transcoded to mp4 (involving loss of keystroke and mouse click data)</text:p>
          </table:table-cell>
        </table:table-row>
        <table:table-row>
          <table:table-cell table:style-name="Table1.A1" office:value-type="string">
            <text:p text:style-name="Table_20_Contents">360 Video Data</text:p>
          </table:table-cell>
          <table:table-cell table:style-name="Table1.A1" office:value-type="string">
            <text:p text:style-name="Table_20_Contents">9 recordings from 9 sessions in P2 and P3</text:p>
          </table:table-cell>
          <table:table-cell table:style-name="Table1.A1" office:value-type="string">
            <text:p text:style-name="Table_20_Contents">Captured in 360 Gear camera on mini SD card</text:p>
          </table:table-cell>
          <table:table-cell table:style-name="Table1.A1" office:value-type="string">
            <text:p text:style-name="Table_20_Contents">Transcoded via Samsung app &amp; command line tool ffmpeg - see appendix 3.x</text:p>
          </table:table-cell>
        </table:table-row>
        <table:table-row>
          <table:table-cell table:style-name="Table1.A1" office:value-type="string">
            <text:p text:style-name="Table_20_Contents">Journal entries</text:p>
          </table:table-cell>
          <table:table-cell table:style-name="Table1.A1" office:value-type="string">
            <text:p text:style-name="Table_20_Contents">3 journals in  book form and 50 pages of electronic notes</text:p>
          </table:table-cell>
          <table:table-cell table:style-name="Table1.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1.A1" office:value-type="string">
            <text:p text:style-name="Table_20_Contents">n/a</text:p>
          </table:table-cell>
        </table:table-row>
        <table:table-row>
          <table:table-cell table:style-name="Table1.A1" office:value-type="string">
            <text:p text:style-name="Table_20_Contents">Programme resources created</text:p>
          </table:table-cell>
          <table:table-cell table:style-name="Table1.A1" office:value-type="string">
            <text:p text:style-name="Table_20_Contents">Diverse resources (see Ch. 4)</text:p>
          </table:table-cell>
          <table:table-cell table:style-name="Table1.A1" office:value-type="string">
            <text:p text:style-name="Table_20_Contents">Evolved during each phase - kept in online spaces</text:p>
          </table:table-cell>
          <table:table-cell table:style-name="Table1.A1" office:value-type="string">
            <text:p text:style-name="Table_20_Contents">These resources were altered for an external audience after the programme ended</text:p>
          </table:table-cell>
        </table:table-row>
        <table:table-row>
          <table:table-cell table:style-name="Table1.A1" office:value-type="string">
            <text:p text:style-name="Table_20_Contents">Practitioner Interviews</text:p>
          </table:table-cell>
          <table:table-cell table:style-name="Table1.A1" office:value-type="string">
            <text:p text:style-name="Table_20_Contents">4 x 90 min (average) interviews</text:p>
          </table:table-cell>
          <table:table-cell table:style-name="Table1.A1" office:value-type="string">
            <text:p text:style-name="Table_20_Contents">Video and audio data recorded via a zoom meeting. Data stored as mp4 video files.</text:p>
          </table:table-cell>
          <table:table-cell table:style-name="Table1.A1" office:value-type="string">
            <text:p text:style-name="Table_20_Contents">Transcribed using open source software, then speaker data added and split into time zones of 5 minutes</text:p>
          </table:table-cell>
        </table:table-row>
        <table:table-row>
          <table:table-cell table:style-name="Table1.A1" office:value-type="string">
            <text:p text:style-name="Table_20_Contents">Participant Interviews</text:p>
          </table:table-cell>
          <table:table-cell table:style-name="Table1.A1" office:value-type="string">
            <text:p text:style-name="Table_20_Contents">4 x 90 min (average)  interviews</text:p>
          </table:table-cell>
          <table:table-cell table:style-name="Table1.A1" office:value-type="string">
            <text:p text:style-name="Table_20_Contents">One collected via zoom meeting and stored as mp4 files. Three recorded via flashback pro with screen capture to capture exploration of games and assets created.</text:p>
          </table:table-cell>
          <table:table-cell table:style-name="Table1.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ext:soft-page-break/>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text:soft-page-break/>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2">
        <text:list-item>
          <text:p text:style-name="P37">intrusive feel - having the webcam on and the resulting red light on the screen, I felt was less conducive to feeling comfortable than one 360 camera in the middle of the room.</text:p>
        </text:list-item>
        <text:list-item>
          <text:p text:style-name="P37">less resources - recording webcam on the laptop</text:p>
        </text:list-item>
        <text:list-item>
          <text:p text:style-name="P37">reduced video file size of final data file</text:p>
        </text:list-item>
        <text:list-item>
          <text:p text:style-name="P37">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tage</text:p>
            </table:table-cell>
            <table:table-cell table:style-name="Table2.A1" office:value-type="string">
              <text:p text:style-name="Table_20_Heading">Technique</text:p>
            </table:table-cell>
            <table:table-cell table:style-name="Table2.A1" office:value-type="string">
              <text:p text:style-name="Table_20_Heading">Data analysed &amp; Tool used</text:p>
            </table:table-cell>
            <table:table-cell table:style-name="Table2.A1" office:value-type="string">
              <text:p text:style-name="Table_20_Heading">Commentary</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Making observations of activity based on 3 planes approach</text:p>
          </table:table-cell>
          <table:table-cell table:style-name="Table2.A1" office:value-type="string">
            <text:p text:style-name="Table_20_Contents">Simultaneous view of  screen capture and 360 footage in VLC player. Practitioner interviews in VLC player</text:p>
          </table:table-cell>
          <table:table-cell table:style-name="Table2.A1" office:value-type="string">
            <text:p text:style-name="Table_20_Contents">VLC was used over Nvivo for technical reasons (see appendix 3.x) Observations stored in an excel spreadsheet with options for personal, interpersonal and cultural planes, notes on use of game design patterns and <text:soft-page-break/>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2.A1" office:value-type="string">
            <text:p text:style-name="Table_20_Contents">2 &amp; 3</text:p>
          </table:table-cell>
          <table:table-cell table:style-name="Table2.A1" office:value-type="string">
            <text:p text:style-name="Table_20_Contents">Transcription of activity and conversations</text:p>
          </table:table-cell>
          <table:table-cell table:style-name="Table2.A1" office:value-type="string">
            <text:p text:style-name="Table_20_Contents">Simultaneous view of  screen capture and 360 footage. Actions and extracts of conversations Recorded into a word document</text:p>
          </table:table-cell>
          <table:table-cell table:style-name="Table2.A1" office:value-type="string">
            <text:p text:style-name="Table_20_Contents">Activity split into 5 minutes sections and recorded as a grid format</text:p>
          </table:table-cell>
        </table:table-row>
        <table:table-row>
          <table:table-cell table:style-name="Table2.A1" office:value-type="string">
            <text:p text:style-name="Table_20_Contents">2</text:p>
          </table:table-cell>
          <table:table-cell table:style-name="Table2.A1" office:value-type="string">
            <text:p text:style-name="Table_20_Contents">Testing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2.A1" office:value-type="string">
            <text:p text:style-name="Table_20_Contents">3</text:p>
          </table:table-cell>
          <table:table-cell table:style-name="Table2.A1" office:value-type="string">
            <text:p text:style-name="Table_20_Contents">Revised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3">
        <text:list-item>
          <text:p text:style-name="P38">Broad dipping into sessions via 360 video, advantages, focusing on community interactions, disadvantages of</text:p>
        </text:list-item>
        <text:list-item>
          <text:p text:style-name="P38">Transcription and annoation of video capture footage in parallel with 360 data</text:p>
        </text:list-item>
        <text:list-item>
          <text:p text:style-name="P38"><text:soft-page-break/>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S7p9AqW5lN"/>(Morcom, 2014)<text:reference-mark-end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S7p9AqW5lN"/> I drew on Rogoff’s <text:reference-mark-start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4lZObVx21"/>(1995)<text:reference-mark-end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4lZObVx21"/>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4">
        <text:list-item>
          <text:p text:style-name="P39">start identify to thematic analysis of the stages of design with other learning models like PBL</text:p>
        </text:list-item>
        <text:list-item>
          <text:p text:style-name="P39">to identify roles through repeated patterns of interactions, and contrast to Barron’s work</text:p>
        </text:list-item>
        <text:list-item>
          <text:p text:style-name="P39">to reflect on the thesis questions</text:p>
        </text:list-item>
      </text:list>
      <text:p text:style-name="First_20_paragraph">While the three planes provided a higher level framework, specifics of the data gave greater granularity and formed sub categories of coding</text:p>
      <text:list text:style-name="L35">
        <text:list-item>
          <text:p text:style-name="P40">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6">
        <text:list-item>
          <text:p text:style-name="P41"><text:soft-page-break/>Good quality recording</text:p>
        </text:list-item>
        <text:list-item>
          <text:p text:style-name="P41">Diversity of kinds of participants, ages especially</text:p>
        </text:list-item>
        <text:list-item>
          <text:p text:style-name="P41">Diversity of participant actions in terms of tasks being worked on</text:p>
        </text:list-item>
        <text:list-item>
          <text:p text:style-name="P41">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7">
        <text:list-item>
          <text:p text:style-name="P42"><text:soft-page-break/>quick analysis</text:p>
        </text:list-item>
        <text:list-item>
          <text:p text:style-name="P42">sections coded and described in 5 minute chunks</text:p>
        </text:list-item>
        <text:list-item>
          <text:p text:style-name="P42">themes of interest identified - in relation to evolving RQs as per DBR</text:p>
        </text:list-item>
        <text:list-item>
          <text:p text:style-name="P42">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8">
        <text:list-item>
          <text:p text:style-name="P43">Elements of Computational Thinking</text:p>
        </text:list-item>
        <text:list-item>
          <text:p text:style-name="P43">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mk5Q7g1hgP"/>(2009)<text:reference-mark-end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mk5Q7g1hgP"/>.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text:soft-page-break/>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7">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GM4zKpDKd6"/><text:span text:style-name="T7">(Wi̇Narno, 2020)</text:span><text:reference-mark-end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GM4zKpDKd6"/>. Engineering is Elementary project adapted from the ABET (Accreditation Board for Engineering and Technology) guidelines <text:reference-mark-start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soaUgO4uWg"/>(Syukri et al., 2018)<text:reference-mark-end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soaUgO4uWg"/> involves the following steps; Ask, Imagine, Plan, Create, Test, Improve, Share <text:reference-mark-start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T61x835ne9"/>(Hester and Cunningham, 2007)<text:reference-mark-end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T61x835ne9"/>.</text:p>
      <text:p text:style-name="Text_20_body">It has been adopted by the area of computing is one used in a recent book on coding by Bers <text:reference-mark-start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ZkvU9otr27"/>(Bers, 2021)<text:reference-mark-end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ZkvU9otr27"/>.</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9">
        <text:list-item>
          <text:p text:style-name="P44">Full transcription of key moments: and description of participant activity, activity on screen including simple gesture analysis</text:p>
        </text:list-item>
      </text:list>
      <text:p text:style-name="First_20_paragraph">Used in chapters to orient the reader</text:p>
      <text:p text:style-name="P34">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text:soft-page-break/>For an example see the vignette in appendix 6.x (Suzanna and Olivia) chapter 6 which details the movement and behaviours of the child away from the computer as an example of legitimate peripheral activity.</text:p>
      <text:p text:style-name="P34">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0">
        <text:list-item>
          <text:p text:style-name="P45">supporting teaching / facilitation RESOURCES</text:p>
        </text:list-item>
        <text:list-item>
          <text:p text:style-name="P4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ext:soft-page-break/>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2">
        <text:list-item>
          <text:p text:style-name="P47">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ext:soft-page-break/>The process of analysis of journal notes and resulting resources required a different approach from that of video data.</text:p>
      <text:p text:style-name="Text_20_body">The following resources were examined</text:p>
      <text:list text:style-name="L43">
        <text:list-item>
          <text:p text:style-name="P48">Book Journal pages</text:p>
        </text:list-item>
        <text:list-item>
          <text:p text:style-name="P48">Digital journal entries directly in response to teaching sessions</text:p>
        </text:list-item>
      </text:list>
      <text:p text:style-name="First_20_paragraph">Journal Notes were used in the following ways: (perhaps code this)</text:p>
      <text:list text:style-name="L44">
        <text:list-item>
          <text:p text:style-name="P49">as a reflective tool after sessions</text:p>
        </text:list-item>
        <text:list-item>
          <text:p text:style-name="P49">as a note pad to plan resource creation</text:p>
        </text:list-item>
        <text:list-item>
          <text:p text:style-name="P49">as a sketch pad to explore the relationship between Concepts being explored and existing game making frameworks</text:p>
        </text:list-item>
        <text:list-item>
          <text:p text:style-name="P49">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text:soft-page-break/>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4">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text:soft-page-break/>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lc6j6MeWah"/>(Hoadley, 2002)<text:reference-mark-end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lc6j6MeWah"/>.</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1QNaC22qS"/>(Hoadley, 2002)<text:reference-mark-end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1QNaC22qS"/>)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text:soft-page-break/>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50">More than one iteration.</text:p>
        </text:list-item>
        <text:list-item>
          <text:p text:style-name="P50">In different settings</text:p>
        </text:list-item>
        <text:list-item>
          <text:p text:style-name="P5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51">Computation thinking &amp; systems thinking</text:p>
        </text:list-item>
        <text:list-item>
          <text:p text:style-name="P51">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text:soft-page-break/>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7">
        <text:list-item>
          <text:p text:style-name="P52">What pedagogical tools and processes are available to support novices to overcome barriers to game coding and design?</text:p>
        </text:list-item>
        <text:list-item>
          <text:p text:style-name="P52">How can learners build agency in an evolving community of game makers?</text:p>
        </text:list-item>
        <text:list-item>
          <text:p text:style-name="P52">How can game design patterns support the development of coding practices with novices?</text:p>
        </text:list-item>
      </text:list>
      <text:p text:style-name="P2">RQ1</text:p>
      <text:list text:style-name="L48">
        <text:list-item>
          <text:p text:style-name="P53">Both barriers and tools / processes are explored in the literature review</text:p>
        </text:list-item>
        <text:list-item>
          <text:p text:style-name="P53">Interviews with practitioners in chapter 4 guided the design in broad principles.</text:p>
        </text:list-item>
        <text:list-item>
          <text:p text:style-name="P53">Barriers are explored in chapter 4 on evolution of the design</text:p>
        </text:list-item>
        <text:list-item>
          <text:p text:style-name="P53">Tools and processes in results chapters 5 and 6.</text:p>
        </text:list-item>
      </text:list>
      <text:p text:style-name="P2">RQ2</text:p>
      <text:list text:style-name="L49">
        <text:list-item>
          <text:p text:style-name="P54">Interviews with participants some informal and some formal instructed directly adaptations to design</text:p>
        </text:list-item>
        <text:list-item>
          <text:p text:style-name="P54">Analysis of video data</text:p>
        </text:list-item>
      </text:list>
      <text:p text:style-name="P2">RQ3</text:p>
      <text:list text:style-name="L50">
        <text:list-item>
          <text:p text:style-name="P55">Interviews with participants some informal and some formal instructed directly adaptations to design</text:p>
        </text:list-item>
        <text:list-item>
          <text:p text:style-name="P55">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text:soft-page-break/>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3vLBbpccM"/>(Barab et al., 2019)<text:reference-mark-end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3vLBbpccM"/>.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4">Practical factors</text:p>
      <text:p text:style-name="Text_20_body">Key contextual factors have facilitated and shaped development of the research design including:</text:p>
      <text:list text:style-name="L51">
        <text:list-item>
          <text:p text:style-name="P56">Impact of research practicalities</text:p>
        </text:list-item>
        <text:list-item>
          <text:p text:style-name="P56">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ext:soft-page-break/>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 and Date</text:p>
            </table:table-cell>
            <table:table-cell table:style-name="Table3.A1" office:value-type="string">
              <text:p text:style-name="Table_20_Heading">Description</text:p>
            </table:table-cell>
            <table:table-cell table:style-name="Table3.A1" office:value-type="string">
              <text:p text:style-name="Table_20_Heading">Data Gathered</text:p>
            </table:table-cell>
          </table:table-row>
        </table:table-header-rows>
        <table:table-row>
          <table:table-cell table:style-name="Table3.A1" office:value-type="string">
            <text:p text:style-name="Table_20_Contents">Oct 2017 - Mar 2018Experimental Course</text:p>
          </table:table-cell>
          <table:table-cell table:style-name="Table3.A1" office:value-type="string">
            <text:p text:style-name="Table_20_Contents">Participants started with a blank canvas and used Phaser.js within the Thimble code playground as an online coding environment.</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May 2018 - Dec 2018Resource Development Stage</text:p>
          </table:table-cell>
          <table:table-cell table:style-name="Table3.A1" office:value-type="string">
            <text:p text:style-name="Table_20_Contents">A series of one-off workshops, and development of a “half baked” game template, and supporting online and printable resources. At this stage I changed the code playground to glitch.com and started to use the onlne graphics editor Piskel.</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Jan 2019 - Dec 2019Glitch Game Club</text:p>
          </table:table-cell>
          <table:table-cell table:style-name="Table3.A1"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3.A1" office:value-type="string">
            <text:p text:style-name="Table_20_Contents">Jan 2020 - May 2020Make Code Arcade</text:p>
          </table:table-cell>
          <table:table-cell table:style-name="Table3.A1"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4">Phase, Name and Date</text:p>
            </table:table-cell>
            <table:table-cell table:style-name="Table4.A1" office:value-type="string">
              <text:p text:style-name="P4">Description</text:p>
            </table:table-cell>
            <table:table-cell table:style-name="Table4.A1" office:value-type="string">
              <text:p text:style-name="P4">Starting Resources</text:p>
            </table:table-cell>
          </table:table-row>
        </table:table-header-rows>
        <table:table-row>
          <table:table-cell table:style-name="Table4.A1" office:value-type="string">
            <text:p text:style-name="Table_20_Contents">P1: Oct 2017 - Dec 2018; Experimental Course</text:p>
          </table:table-cell>
          <table:table-cell table:style-name="Table4.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4.A1" office:value-type="string">
            <text:p text:style-name="Table_20_Contents">Phaser 2.6.2 javascript library; Thimble code playground; online graphics editor Piskel; audio creation tools</text:p>
          </table:table-cell>
        </table:table-row>
        <table:table-row>
          <table:table-cell table:style-name="Table4.A1" office:value-type="string">
            <text:p text:style-name="Table_20_Contents">P2: Jan - Feb 2019; 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Glitch, Piskel; updated game template; quick start cards; step-by-step tutorials; code examples</text:p>
          </table:table-cell>
        </table:table-row>
        <table:table-row>
          <table:table-cell table:style-name="Table4.A1" office:value-type="string">
            <text:p text:style-name="Table_20_Contents">P3: May 2019; Glitch Game Club 2</text:p>
          </table:table-cell>
          <table:table-cell table:style-name="Table4.A1" office:value-type="string">
            <text:p text:style-name="Table_20_Contents">Second iteration of game making course with additional drama and reflective elements</text:p>
          </table:table-cell>
          <table:table-cell table:style-name="Table4.A1" office:value-type="string">
            <text:p text:style-name="Table_20_Contents">As per P3; drama scenario; interactive chat page in glitch</text:p>
          </table:table-cell>
        </table:table-row>
        <table:table-row>
          <table:table-cell table:style-name="Table4.A1" office:value-type="string">
            <text:p text:style-name="Table_20_Contents">P4: Jan 2020 - September 2020; Make Code Arcade</text:p>
          </table:table-cell>
          <table:table-cell table:style-name="Table4.A1" office:value-type="string">
            <text:p text:style-name="Table_20_Contents">Two iterations of game making course of 5-6 weeks using MakeCode Arcade tool.</text:p>
          </table:table-cell>
          <table:table-cell table:style-name="Table4.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text:soft-page-break/>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89daExtMQ1"/>(Patterson et al., 2019)<text:reference-mark-end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89daExtMQ1"/>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z6IqacvKAu"/>(Iivari and Kuutti, 2017; Iversen et al., 2018)<text:reference-mark-end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z6IqacvKAu"/>, design-based approaches <text:reference-mark-start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rmNtToTSO"/>(Barab and Squire, 2004; Papavlasopoulou et al., 2019)<text:reference-mark-end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rmNtToTSO"/> and formative interventions <text:reference-mark-start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SjRZxcl8JB"/>(Cole, 2006; Blunden, 2023)<text:reference-mark-end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SjRZxcl8JB"/>.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text:soft-page-break/>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pQxZspHyPL"/>(Cole, 2006)<text:reference-mark-end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pQxZspHyPL"/>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5-25T10:45:04Z</meta:creation-date>
    <dc:date>2024-05-25T11:47:09.765284860</dc:date>
    <meta:editing-duration>PT1M59S</meta:editing-duration>
    <meta:editing-cycles>1</meta:editing-cycles>
    <meta:document-statistic meta:table-count="4" meta:image-count="0" meta:object-count="0" meta:page-count="33" meta:paragraph-count="604" meta:word-count="11092" meta:character-count="70301" meta:non-whitespace-character-count="59947"/>
    <meta:user-defined meta:name="ZOTERO_PREF_1">&lt;data data-version="3" zotero-version="6.0.35"&gt;&lt;session id="CNEP6iE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